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7608" calcext:value-type="float">
            <text:p>60.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1816" calcext:value-type="float">
            <text:p>45.7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1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2144" calcext:value-type="float">
            <text:p>49.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36096" calcext:value-type="float">
            <text:p>49.5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57232" calcext:value-type="float">
            <text:p>47.9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35896" calcext:value-type="float">
            <text:p>47.9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776" calcext:value-type="float">
            <text:p>62.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5836" calcext:value-type="float">
            <text:p>55.4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3644" calcext:value-type="float">
            <text:p>55.3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07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06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0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0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6472" calcext:value-type="float">
            <text:p>45.6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0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0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9556" calcext:value-type="float">
            <text:p>48.2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200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9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9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9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9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9856" calcext:value-type="float">
            <text:p>30.0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9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8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8456" calcext:value-type="float">
            <text:p>26.50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8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86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168" calcext:value-type="float">
            <text:p>29.5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8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8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8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8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8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1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0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6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0304</text:p>
          </table:table-cell>
          <table:table-cell office:value-type="string" calcext:value-type="string">
            <text:p>City of Glen Rose</text:p>
          </table:table-cell>
          <table:table-cell office:value-type="string" calcext:value-type="string">
            <text:p>196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10" meta:object-count="0"/>
    <meta:user-defined meta:name="AppVersion">3.0</meta:user-defined>
  </office:meta>
</office:document-meta>
</file>